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d81c4"/>
    </style:style>
    <style:style style:name="P2" style:family="paragraph" style:parent-style-name="Text_20_body">
      <style:paragraph-properties fo:text-align="start" style:justify-single-word="false" style:writing-mode="lr-tb"/>
    </style:style>
    <style:style style:name="P3" style:family="paragraph" style:parent-style-name="Standard">
      <style:paragraph-properties fo:text-align="start" style:justify-single-word="false"/>
      <style:text-properties officeooo:paragraph-rsid="00076265"/>
    </style:style>
    <style:style style:name="P4" style:family="paragraph" style:parent-style-name="Text_20_body">
      <style:text-properties officeooo:rsid="000d81c4" officeooo:paragraph-rsid="000d81c4"/>
    </style:style>
    <style:style style:name="P5" style:family="paragraph" style:parent-style-name="Standard">
      <style:paragraph-properties fo:text-align="center" style:justify-single-word="false"/>
      <style:text-properties fo:font-size="16pt" fo:font-weight="bold" officeooo:rsid="00076265" officeooo:paragraph-rsid="00076265" style:font-size-asian="16pt" style:font-weight-asian="bold" style:font-size-complex="16pt" style:font-weight-complex="bold"/>
    </style:style>
    <style:style style:name="P6" style:family="paragraph" style:parent-style-name="Text_20_body">
      <style:text-properties officeooo:rsid="00076265" officeooo:paragraph-rsid="00076265"/>
    </style:style>
    <style:style style:name="P7" style:family="paragraph" style:parent-style-name="Text_20_body">
      <style:text-properties officeooo:rsid="00089595" officeooo:paragraph-rsid="00089595"/>
    </style:style>
    <style:style style:name="P8" style:family="paragraph" style:parent-style-name="Text_20_body">
      <style:text-properties officeooo:rsid="000a4912" officeooo:paragraph-rsid="000a4912"/>
    </style:style>
    <style:style style:name="P9" style:family="paragraph" style:parent-style-name="Text_20_body">
      <style:text-properties fo:font-weight="bold" officeooo:rsid="000d81c4" officeooo:paragraph-rsid="000d81c4" style:font-weight-asian="bold" style:font-weight-complex="bold"/>
    </style:style>
    <style:style style:name="P10" style:family="paragraph" style:parent-style-name="Text_20_body">
      <style:text-properties officeooo:rsid="000f2fd6" officeooo:paragraph-rsid="000f2fd6"/>
    </style:style>
    <style:style style:name="P11" style:family="paragraph" style:parent-style-name="Text_20_body">
      <style:text-properties officeooo:rsid="0010f3a2" officeooo:paragraph-rsid="0010f3a2"/>
    </style:style>
    <style:style style:name="P12" style:family="paragraph" style:parent-style-name="Heading_20_1">
      <style:text-properties officeooo:paragraph-rsid="000d81c4"/>
    </style:style>
    <style:style style:name="P13" style:family="paragraph" style:parent-style-name="Heading_20_1">
      <style:paragraph-properties fo:text-align="start" style:justify-single-word="false" style:writing-mode="lr-tb"/>
    </style:style>
    <style:style style:name="P14" style:family="paragraph" style:parent-style-name="Heading_20_2">
      <style:text-properties officeooo:rsid="000d81c4" officeooo:paragraph-rsid="000d81c4"/>
    </style:style>
    <style:style style:name="P15" style:family="paragraph" style:parent-style-name="Text_20_body">
      <style:text-properties officeooo:rsid="0010f3a2" officeooo:paragraph-rsid="0010f3a2"/>
    </style:style>
    <style:style style:name="P16" style:family="paragraph" style:parent-style-name="Text_20_body">
      <style:text-properties fo:font-weight="bold" officeooo:rsid="00089595" officeooo:paragraph-rsid="00089595" style:font-weight-asian="bold" style:font-weight-complex="bold"/>
    </style:style>
    <style:style style:name="P17" style:family="paragraph" style:parent-style-name="Text_20_body">
      <style:text-properties officeooo:paragraph-rsid="0015954b"/>
    </style:style>
    <style:style style:name="P18" style:family="paragraph" style:parent-style-name="Text_20_body">
      <style:text-properties style:text-underline-style="solid" style:text-underline-width="auto" style:text-underline-color="font-color" fo:font-weight="bold" officeooo:rsid="0015954b" officeooo:paragraph-rsid="0015954b" style:font-weight-asian="bold" style:font-weight-complex="bold"/>
    </style:style>
    <style:style style:name="P19" style:family="paragraph" style:parent-style-name="Text_20_body">
      <style:text-properties officeooo:rsid="0017934a" officeooo:paragraph-rsid="0017934a"/>
    </style:style>
    <style:style style:name="T1" style:family="text">
      <style:text-properties officeooo:rsid="000b1cb7"/>
    </style:style>
    <style:style style:name="T2" style:family="text">
      <style:text-properties officeooo:rsid="000d81c4"/>
    </style:style>
    <style:style style:name="T3" style:family="text">
      <style:text-properties fo:font-weight="normal" style:font-weight-asian="normal" style:font-weight-complex="normal"/>
    </style:style>
    <style:style style:name="T4" style:family="text">
      <style:text-properties fo:font-weight="normal" officeooo:rsid="0014be3b"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954b" style:font-weight-asian="normal" style:font-weight-complex="normal"/>
    </style:style>
    <style:style style:name="T9" style:family="text">
      <style:text-properties style:text-underline-style="none" fo:font-weight="normal" officeooo:rsid="00161919" style:font-weight-asian="normal" style:font-weight-complex="normal"/>
    </style:style>
    <style:style style:name="T10" style:family="text">
      <style:text-properties style:text-underline-style="none" fo:font-weight="normal" officeooo:rsid="0017934a" style:font-weight-asian="normal" style:font-weight-complex="normal"/>
    </style:style>
    <style:style style:name="T11" style:family="text">
      <style:text-properties officeooo:rsid="0010f3a2"/>
    </style:style>
    <style:style style:name="T12" style:family="text">
      <style:text-properties officeooo:rsid="0014be3b"/>
    </style:style>
    <style:style style:name="T13" style:family="text">
      <style:text-properties officeooo:rsid="00161919"/>
    </style:style>
    <style:style style:name="T14" style:family="text">
      <style:text-properties officeooo:rsid="0017934a"/>
    </style:style>
    <style:style style:name="T15" style:family="text">
      <style:text-properties fo:color="#5e5e5e"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GI – Module Intégration Web – TailwindCSS et SASS</text:p>
      <text:p text:style-name="P5"/>
      <text:p text:style-name="Title">PROJET FIN DE MODULE : </text:p>
      <text:p text:style-name="Title">Intégration d’un site web</text:p>
      <text:p text:style-name="P3"/>
      <text:p text:style-name="P3"/>
      <text:h text:style-name="Heading_20_1" text:outline-level="1">Présentation du projet à l’origine du besoin</text:h>
      <text:p text:style-name="Text_20_body"/>
      <text:p text:style-name="P6">Vous avez été contacté par une entrepreneuse Anglaise qui propose des séances de coaching d’entreprise en ligne ou en présentiel. Cette entrepreneuse souhaite avoir un site web vitrine qui lui permette de présenter et de mettre un valeur ses différents modes de coaching.</text:p>
      <text:p text:style-name="P6"/>
      <text:h text:style-name="P12" text:outline-level="1">Contexte</text:h>
      <text:p text:style-name="P1"/>
      <text:p text:style-name="P7">Vous êtes actuellement développeur junior dans une agence web, et le chef de projet vous a proposé de travailler pour ce client.</text:p>
      <text:p text:style-name="P7">La charte graphique, les maquettes, et les ressources vous ont été fournis par le Designer.</text:p>
      <text:p text:style-name="P7">Le client souhaite avoir un site responsive.</text:p>
      <text:p text:style-name="P7">Vous travaillerez sur la partie frontend de ce site. Un autre développeur se chargera de la partie CMS (Content Management System).</text:p>
      <text:p text:style-name="P7">Votre mission est d’intégrer les maquettes en page web HTML/CSS avec le maximum de précisions afin que la page web soit la plus ressemblante possible aux maquettes.</text:p>
      <text:p text:style-name="P7"/>
      <text:h text:style-name="P13" text:outline-level="1">Expression de la demande – Réalisation attendue</text:h>
      <text:p text:style-name="P2"/>
      <text:p text:style-name="P16">Le site devra :</text:p>
      <text:p text:style-name="P7">- Respecter le plus fidèlement possible les maquettes.</text:p>
      <text:p text:style-name="P7">- Être correctement optimisé.</text:p>
      <text:p text:style-name="P7">- Avoir un code qui respecte les bonnes pratiques.</text:p>
      <text:p text:style-name="P7">- Être accessible sur tous les navigateurs.</text:p>
      <text:p text:style-name="P7"><text:soft-page-break/></text:p>
      <text:p text:style-name="P16">Livrable attendus:</text:p>
      <text:p text:style-name="P7">- Un dossier zippé <text:span text:style-name="T1">(zip, rar, tar.gz ou autre) nommé “&lt;nom&gt;_&lt;prenom&gt;_projet_esgi_iw” </text:span>contenant le code source de votre intégration.</text:p>
      <text:p text:style-name="P7">- <text:span text:style-name="T11">Dans le cas où votre implémentation comporte des différences par rapport à la maqutte fournie, vous fournirez un document texte au format word ou markdown qui justifiera les choix qui vous avez fait par rapport à vos modifications.</text:span></text:p>
      <text:p text:style-name="P7"/>
      <text:h text:style-name="Heading_20_1" text:outline-level="1">Étapes pour mener à bien votre mission</text:h>
      <text:h text:style-name="Heading_20_2" text:outline-level="2">Intégration des maquettes</text:h>
      <text:p text:style-name="Text_20_body"/>
      <text:p text:style-name="P8">À l’aide de HTML/CSS, des librairies TailwindCSS et SASS/SCSS, vous intégrerez les maquettes le plus fidèlement possible. To<text:span text:style-name="T2">u</text:span>tes les pages doivent être accessibles en naviguant sur le site. <text:span text:style-name="T12">Vous êtes libres d’apporter des modifications aux assets (par exemple redimensionnement des images, conversion de svg en png, …) si cela vous semble pertinent et tant que le rendu demandé est respecté. Vous êtes également libre de proposer des animations supplémentaires tant qu’elles sont cohérentes avec le résultat attendu.</text:span></text:p>
      <text:h text:style-name="P14" text:outline-level="2">Librairies</text:h>
      <text:p text:style-name="P4"/>
      <text:p text:style-name="P9">Important: <text:span text:style-name="T3">Vous utiliserez pour les différentes pages du site soit TailwindCSS, soit SASS/SCSS. Mais vous devez utilise</text:span><text:span text:style-name="T4">r</text:span><text:span text:style-name="T3"> chaque technologie sur au moins 1 page du projet (par exemple, vous pouvez décider d’utiliser SASS/SCSS pour la page de contact, et utiliser TailwindCSS pour toutes les autres pages). Vous ne pouvez pas non plus mélanger TailwindCSS et SASS/SCSS sur une même page. Chaque page doit utiliser l’un ou l’autre.</text:span></text:p>
      <text:p text:style-name="P9"><text:span text:style-name="T3"/></text:p>
      <text:h text:style-name="Heading_20_2" text:outline-level="2">Autres librairies tierces</text:h>
      <text:p text:style-name="Text_20_body"/>
      <text:p text:style-name="P10">- Vous pouvez si vous le souhaitez utiliser un framework de type React, Vue ou Autre.</text:p>
      <text:p text:style-name="P10">- Vous êtes autorisés à utiliser une librairie tierce JS de votre choix pour la création du carousel.</text:p>
      <text:p text:style-name="P10">- Vous n’êtes <text:span text:style-name="T5">pas</text:span><text:span text:style-name="T6"> autorisés à utiliser des librairies de composants Tailwind type ShadCn.</text:span></text:p>
      <text:p text:style-name="P10"><text:span text:style-name="T6"/></text:p>
      <text:h text:style-name="Heading_20_2" text:outline-level="2">Notation</text:h>
      <text:p text:style-name="P11"/>
      <text:p text:style-name="P11"><text:soft-page-break/>Vous serez évalué sur les points suivants :</text:p>
      <text:p text:style-name="P11">- Qualité de votre implémentation.</text:p>
      <text:p text:style-name="P11">- L’organisation de votre code.</text:p>
      <text:p text:style-name="P11">- Modularité de votre code.</text:p>
      <text:p text:style-name="P11">- <text:span text:style-name="T12">Vos p</text:span>ropositions <text:span text:style-name="T12">d’interactivité (animations de hover).</text:span></text:p>
      <text:p text:style-name="P11"/>
      <text:h text:style-name="Heading_20_1" text:outline-level="1"><text:s/>Date de Rendu</text:h>
      <text:p text:style-name="Text_20_body"/>
      <text:p text:style-name="P18">Vos travaux devront être transmis pour le 28 février 2024 au plus tard.</text:p>
      <text:p text:style-name="P17"><text:span text:style-name="T8">Vo</text:span><text:span text:style-name="T9">s rendus devront ê</text:span><text:span text:style-name="T10">tre transmis via un lien type wetransfer sur l’adresse mail: </text:span><text:a xlink:type="simple" xlink:href="mailto:mthibert@myges.fr" text:style-name="Internet_20_link" text:visited-style-name="Visited_20_Internet_20_Link">mthibert@myges.fr</text:a><text:span text:style-name="T10">.</text:span></text:p>
      <text:p text:style-name="P19"><text:span text:style-name="T10">U</text:span><text:span text:style-name="T7">ne confirmation de réception vous sera envoyé une fois le projet téléchargé.</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01:38:32.375387942</meta:creation-date>
    <dc:date>2024-12-17T22:33:34.168158627</dc:date>
    <meta:editing-duration>PT57M25S</meta:editing-duration>
    <meta:editing-cycles>9</meta:editing-cycles>
    <meta:generator>LibreOffice/24.2.7.2$Linux_X86_64 LibreOffice_project/420$Build-2</meta:generator>
    <meta:document-statistic meta:table-count="0" meta:image-count="0" meta:object-count="0" meta:page-count="3" meta:paragraph-count="39" meta:word-count="544" meta:character-count="3404" meta:non-whitespace-character-count="2903"/>
  </office:meta>
</office:document-meta>
</file>